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24-02-27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23-03-02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21-12-1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9-12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8-12-18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8-02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6-08-1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3-12-1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3-07-10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3-04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3-02-27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2-10-0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2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2-05-0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2-04-1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2-03-06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2-02-07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2-01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1-12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1-11-08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1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1-09-0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1-07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1-06-2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34108242601</text:p>
          </table:table-cell>
          <table:table-cell office:value-type="string" calcext:value-type="string">
            <text:p>2011-05-2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